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234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4.985cm"/>
    </style:style>
    <style:style style:name="co13" style:family="table-column">
      <style:table-column-properties fo:break-before="auto" style:column-width="0.48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5.332cm"/>
    </style:style>
    <style:style style:name="co16" style:family="table-column">
      <style:table-column-properties fo:break-before="auto" style:column-width="2.766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0.716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5.2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743033509700176">
            <text:p>74,3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1666666666667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.917857142857143">
            <text:p>92%</text:p>
          </table:table-cell>
          <table:table-cell table:style-name="ce8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777777777777778">
            <text:p>78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0.917857142857143">
            <text:p>91,7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HABRIA QUE VER BIEN EL TEMA DEL RICK ROLL</text:p>
          </table:table-cell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HABRIA QUE VER BIEN EL TEMA DEL RICK ROLL</text:p>
          </table:table-cell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QUITAR PLACEHOLDERS</text:p>
          </table:table-cell>
          <table:table-cell table:style-name="ce9" office:value-type="string">
            <text:p><text:s/>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777777777777778">
            <text:p>7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17" table:default-cell-style-name="ce2"/>
        <table:table-column table:style-name="co18" table:default-cell-style-name="ce11"/>
        <table:table-column table:style-name="co19" table:default-cell-style-name="ce13"/>
        <table:table-column table:style-name="co8" table:default-cell-style-name="ce2"/>
        <table:table-column table:style-name="co20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1666666666667">
            <text:p>99,1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03:0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03:04:33.27</dc:date>
    <meta:editing-duration>P3DT12H11M29S</meta:editing-duration>
    <meta:editing-cycles>181</meta:editing-cycles>
    <meta:generator>OpenOffice/4.1.14$Win32 OpenOffice.org_project/4114m1$Build-9811</meta:generator>
    <meta:document-statistic meta:table-count="8" meta:cell-count="443" meta:object-count="0"/>
  </office:meta>
</office:document-meta>
</file>